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ymbol" svg:font-family="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5" style:family="table">
      <style:table-properties style:width="6.3021in" table:align="left"/>
    </style:style>
    <style:style style:name="Table5.A" style:family="table-column">
      <style:table-column-properties style:column-width="2.125in"/>
    </style:style>
    <style:style style:name="Table5.B" style:family="table-column">
      <style:table-column-properties style:column-width="0.7292in"/>
    </style:style>
    <style:style style:name="Table5.C" style:family="table-column">
      <style:table-column-properties style:column-width="1.1875in"/>
    </style:style>
    <style:style style:name="Table5.D" style:family="table-column">
      <style:table-column-properties style:column-width="1.1146in"/>
    </style:style>
    <style:style style:name="Table5.E" style:family="table-column">
      <style:table-column-properties style:column-width="1.1458in"/>
    </style:style>
    <style:style style:name="Table5.A1" style:family="table-cell">
      <style:table-cell-properties fo:padding="0.0194in" fo:border="1pt solid #000000"/>
    </style:style>
    <style:style style:name="Table5.B1" style:family="table-cell">
      <style:table-cell-properties fo:padding-left="0in" fo:padding-right="0.0194in" fo:padding-top="0.0194in" fo:padding-bottom="0.0194in" fo:border-left="none" fo:border-right="1pt solid #000000" fo:border-top="1pt solid #000000" fo:border-bottom="1pt solid #000000"/>
    </style:style>
    <style:style style:name="Table5.A2" style:family="table-cell">
      <style:table-cell-properties fo:padding-left="0.0194in" fo:padding-right="0.0194in" fo:padding-top="0in" fo:padding-bottom="0.0194in" fo:border-left="1pt solid #000000" fo:border-right="1pt solid #000000" fo:border-top="none" fo:border-bottom="1pt solid #000000"/>
    </style:style>
    <style:style style:name="Table5.B2" style:family="table-cell">
      <style:table-cell-properties fo:padding-left="0in" fo:padding-right="0.0194in" fo:padding-top="0in" fo:padding-bottom="0.0194in" fo:border-left="none" fo:border-right="1pt solid #000000" fo:border-top="none" fo:border-bottom="1pt solid #000000"/>
    </style:style>
    <style:style style:name="P1" style:family="paragraph" style:parent-style-name="Standard">
      <style:text-properties fo:font-weight="bold" officeooo:rsid="000819a2" officeooo:paragraph-rsid="000819a2" style:font-weight-asian="bold" style:font-weight-complex="bold"/>
    </style:style>
    <style:style style:name="P2" style:family="paragraph" style:parent-style-name="Standard">
      <style:text-properties fo:font-weight="normal" officeooo:rsid="000c8990" officeooo:paragraph-rsid="000c8990" style:font-weight-asian="normal" style:font-weight-complex="normal"/>
    </style:style>
    <style:style style:name="P3" style:family="paragraph" style:parent-style-name="Standard">
      <style:text-properties fo:font-weight="normal" officeooo:rsid="000ee802" officeooo:paragraph-rsid="000ee802" style:font-weight-asian="normal" style:font-weight-complex="normal"/>
    </style:style>
    <style:style style:name="P4" style:family="paragraph" style:parent-style-name="Standard">
      <style:text-properties officeooo:rsid="000819a2" officeooo:paragraph-rsid="000819a2"/>
    </style:style>
    <style:style style:name="P5" style:family="paragraph" style:parent-style-name="Text_20_body">
      <style:text-properties fo:font-weight="bold" officeooo:rsid="000e39fc" officeooo:paragraph-rsid="000e39fc" style:font-weight-asian="bold" style:font-weight-complex="bold"/>
    </style:style>
    <style:style style:name="P6" style:family="paragraph" style:parent-style-name="Text_20_body">
      <style:text-properties officeooo:paragraph-rsid="0010cec8"/>
    </style:style>
    <style:style style:name="P7" style:family="paragraph" style:parent-style-name="Table_20_Contents">
      <style:paragraph-properties fo:margin-top="0in" fo:margin-bottom="0in" loext:contextual-spacing="false"/>
    </style:style>
    <style:style style:name="P8" style:family="paragraph" style:parent-style-name="Standard" style:list-style-name="L1">
      <style:text-properties officeooo:rsid="000819a2" officeooo:paragraph-rsid="000c6f54"/>
    </style:style>
    <style:style style:name="T1" style:family="text">
      <style:text-properties officeooo:rsid="000c8990"/>
    </style:style>
    <style:style style:name="T2" style:family="text">
      <style:text-properties officeooo:rsid="0010cec8"/>
    </style:style>
    <style:style style:name="T3" style:family="text">
      <style:text-properties fo:font-weight="normal" officeooo:rsid="0010cec8"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ptimization process</text:p>
      <text:list xml:id="list2222197898" text:style-name="L1">
        <text:list-item>
          <text:p text:style-name="P8">First, we created the bash and SQL scripts to setup our database and load our data, and to perform unoptimized versions of all the required queries. This allows us to have a baseline of the performance of the database, such that we can judge which optimizations have the greatest impact on the size of the database and the execution time of the queries.</text:p>
        </text:list-item>
        <text:list-item>
          <text:p text:style-name="P8">Since the projected workload will not include insertions or deletions we decided that we would chose optimizations that might accelerate queries, even if they would have a negative effect on insertions and deletions.</text:p>
        </text:list-item>
        <text:list-item>
          <text:p text:style-name="P8">While creating the unoptimized queries we found that some queries required extensive computations. For example: calculating the GPA of a StudentRegistrationId, or determining whether a student was active. Some queries that required these computations would be executed multiple times sequentially. This meant that we could not use traditional views, as these would be recomputed every time the query is executed. Instead we figured that material views would be suitable, as that would mean that the calculations are performed once, and the results can be used ten times or however often the query would be run.</text:p>
        </text:list-item>
        <text:list-item>
          <text:p text:style-name="P8">After that we investigated primary keys. For each table we decided which (combinations of) variables would represent the Primary Key. <text:s/>The primary keys had to be unique and would have to aid the execution of the queries. For example, in q2Queries.Q1 the query should return the course names and grades for a student for all courses that he passed. Doing this requires using the CourseRegistrations table, which is one of the slowest tables in the entire database. StudentRegistrationId is not unique in this table, so a composite PK of (StudentRegistrationId, CourseOfferId) was implemented (StudentRegistrationId, Grade) might also not be unique for each tuple, and therefore not a suitable candidate for the PK.</text:p>
        </text:list-item>
        <text:list-item>
          <text:p text:style-name="P8">The final set of materialized views, PKs and indexes was decided based on which optimizations were the fastest to compute, had the largest reduction in execution time.</text:p>
        </text:list-item>
      </text:list>
      <text:p text:style-name="P4"/>
      <text:p text:style-name="P1">Chosen optimizations</text:p>
      <text:p text:style-name="P2">Materialized views:</text:p>
      <text:p text:style-name="P3">We chose to add a materialized view with the calculated GPA and number of credits for each student registration to a course offer, as this is an expensive calculation that will be used multiple times. As seen in the table below, this improved the query time quite significantly. The view MaxGrades is quick to make and takes little space, and cuts the query time for Q6 in half. Thus, it was kept. To determine whether a student is active a lot of joins are necessary. In order to not have to repeat this, ActiveStudents was chosen as a materialized view.</text:p>
      <text:p text:style-name="P2"/>
      <table:table table:name="Table5" table:style-name="Table5">
        <table:table-column table:style-name="Table5.A"/>
        <table:table-column table:style-name="Table5.B"/>
        <table:table-column table:style-name="Table5.C"/>
        <table:table-column table:style-name="Table5.D"/>
        <table:table-column table:style-name="Table5.E"/>
        <table:table-row>
          <table:table-cell table:style-name="Table5.A1" office:value-type="string">
            <text:p text:style-name="P7">Enhancement</text:p>
          </table:table-cell>
          <table:table-cell table:style-name="Table5.B1" office:value-type="string">
            <text:p text:style-name="P7">Query</text:p>
          </table:table-cell>
          <table:table-cell table:style-name="Table5.B1" office:value-type="string">
            <text:p text:style-name="P7">Time without <text:span text:style-name="T1">MV</text:span></text:p>
          </table:table-cell>
          <table:table-cell table:style-name="Table5.B1" office:value-type="string">
            <text:p text:style-name="P7">Time with <text:span text:style-name="T1">MV</text:span></text:p>
          </table:table-cell>
          <table:table-cell table:style-name="Table5.B1" office:value-type="string">
            <text:p text:style-name="P7">Space</text:p>
          </table:table-cell>
        </table:table-row>
        <table:table-row>
          <table:table-cell table:style-name="Table5.A2" office:value-type="string">
            <text:p text:style-name="P7">GpaAndEctsCount</text:p>
          </table:table-cell>
          <table:table-cell table:style-name="Table5.B2" office:value-type="string">
            <text:p text:style-name="P7">Q2</text:p>
          </table:table-cell>
          <table:table-cell table:style-name="Table5.B2" office:value-type="string">
            <text:p text:style-name="P7">&gt;10min</text:p>
          </table:table-cell>
          <table:table-cell table:style-name="Table5.B2" office:value-type="string">
            <text:p text:style-name="P7">2:16</text:p>
          </table:table-cell>
          <table:table-cell table:style-name="Table5.B2" office:value-type="string">
            <text:p text:style-name="P7">288MB</text:p>
          </table:table-cell>
        </table:table-row>
        <table:table-row>
          <table:table-cell table:style-name="Table5.A2" office:value-type="string">
            <text:p text:style-name="P7">MaxGrades</text:p>
          </table:table-cell>
          <table:table-cell table:style-name="Table5.B2" office:value-type="string">
            <text:p text:style-name="P7">Q6</text:p>
          </table:table-cell>
          <table:table-cell table:style-name="Table5.B2" office:value-type="string">
            <text:p text:style-name="P7">59s</text:p>
          </table:table-cell>
          <table:table-cell table:style-name="Table5.B2" office:value-type="string">
            <text:p text:style-name="P7">37s</text:p>
          </table:table-cell>
          <table:table-cell table:style-name="Table5.B2" office:value-type="string">
            <text:p text:style-name="P7">192kB</text:p>
          </table:table-cell>
        </table:table-row>
        <table:table-row>
          <table:table-cell table:style-name="Table5.A2" office:value-type="string">
            <text:p text:style-name="P7">Maxgrades,ActiveStudents</text:p>
          </table:table-cell>
          <table:table-cell table:style-name="Table5.B2" office:value-type="string">
            <text:p text:style-name="P7">Q7</text:p>
          </table:table-cell>
          <table:table-cell table:style-name="Table5.B2" office:value-type="string">
            <text:p text:style-name="P7">&gt;15min</text:p>
          </table:table-cell>
          <table:table-cell table:style-name="Table5.B2" office:value-type="string">
            <text:p text:style-name="P7">7min</text:p>
          </table:table-cell>
          <table:table-cell table:style-name="Table5.B2" office:value-type="string">
            <text:p text:style-name="P7">192kb + 279MB</text:p>
          </table:table-cell>
        </table:table-row>
      </table:table>
      <text:p text:style-name="P2"/>
      <text:p text:style-name="P5">Indexes</text:p>
      <text:p text:style-name="P6"><text:span text:style-name="T3">We tested the execution times of the queries that would benefit the most from indexes. First we tested the execution times under the following conditions: the materialized views were in place, the Primary keys were set up, but no indexes were in use. Query (With GPA set to 9 took <text:s/>151935.615 ms, query 6 (with NrExcellent &gt;= 1) took <text:s/>91832,861 ms, query 7 could not be completed due to an out of memory error. Three indexes were put in place: an index on GPAAndECTSCount(GPA), CourseRegistrations(Grade), and CourseRegistrations(CourseOfferId,StudentRegistrationId) The creation times of these indexes were 11687,128 ms,</text:span> 152667,988 ms, <text:span text:style-name="T2">and </text:span>170842,367 ms <text:span text:style-name="T2">respectivel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Symbol" svg:font-family="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0T16:10:19.671159082</meta:creation-date>
    <dc:date>2019-03-12T23:52:03.896054559</dc:date>
    <meta:editing-duration>PT3H57M26S</meta:editing-duration>
    <meta:editing-cycles>10</meta:editing-cycles>
    <meta:generator>LibreOffice/6.0.7.3$Linux_X86_64 LibreOffice_project/00m0$Build-3</meta:generator>
    <meta:document-statistic meta:table-count="1" meta:image-count="0" meta:object-count="0" meta:page-count="1" meta:paragraph-count="31" meta:word-count="570" meta:character-count="3509" meta:non-whitespace-character-count="2972"/>
  </office:meta>
</office:document-meta>
</file>